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1576" officeooo:paragraph-rsid="00011576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officeooo:rsid="00011576" officeooo:paragraph-rsid="00011576" style:font-size-asian="10.5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GUI WITH WIDGE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6-22T20:56:37.583000000</dc:date>
    <meta:editing-duration>PT51S</meta:editing-duration>
    <meta:editing-cycles>2</meta:editing-cycles>
    <meta:document-statistic meta:table-count="0" meta:image-count="0" meta:object-count="0" meta:page-count="1" meta:paragraph-count="1" meta:word-count="5" meta:character-count="27" meta:non-whitespace-character-count="23"/>
  </office:meta>
</office:document-meta>
</file>